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paragraph-rsid="001118e0" style:font-size-asian="30pt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l Please vihodi s ackaunta, ti ne odin za etim p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9:19:29.268907168</meta:creation-date>
    <dc:date>2021-10-01T09:20:06.222035128</dc:date>
    <meta:editing-duration>PT39S</meta:editing-duration>
    <meta:editing-cycles>1</meta:editing-cycles>
    <meta:document-statistic meta:table-count="0" meta:image-count="0" meta:object-count="0" meta:page-count="1" meta:paragraph-count="1" meta:word-count="11" meta:character-count="52" meta:non-whitespace-character-count="42"/>
    <meta:generator>LibreOffice/6.4.6.2$Linux_X86_64 LibreOffice_project/40$Build-2</meta:generator>
  </office:meta>
</office:document-meta>
</file>